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2.7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1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4.834cm"/>
    </style:style>
    <style:style style:name="gr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1.782cm" fo:min-width="2.802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516cm"/>
    </style:style>
    <style:style style:name="gr14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512cm" fo:min-width="0.414cm"/>
    </style:style>
    <style:style style:name="gr15" style:family="graphic" style:parent-style-name="objectwithoutfill">
      <style:graphic-properties draw:stroke="dash" draw:stroke-dash="Fine_20_Dashed" svg:stroke-width="0.053cm" svg:stroke-color="#006600" draw:marker-start-width="0.279cm" draw:marker-end="Triangle_20_unfilled" draw:marker-end-width="0.379cm" draw:fill="solid" draw:fill-color="#0066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1.02cm" fo:min-width="4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6cm"/>
    </style:style>
    <style:style style:name="gr20" style:family="graphic" style:parent-style-name="objectwithoutfill">
      <style:graphic-properties draw:stroke="dash" draw:stroke-dash="Fine_20_Dashed"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1" style:family="graphic" style:parent-style-name="objectwithoutfill">
      <style:graphic-properties draw:stroke="dash" draw:stroke-dash="Line_20_Style_20_9" svg:stroke-width="0.053cm" svg:stroke-color="#ff3333" draw:marker-start-width="0.279cm" draw:marker-end="Triangle_20_unfilled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3" style:family="graphic" style:parent-style-name="standard">
      <style:graphic-properties draw:stroke="dash" draw:stroke-dash="Fine_20_Dashed" svg:stroke-color="#000000" draw:stroke-linejoin="round" draw:fill="none" draw:fill-color="#cccccc" draw:textarea-horizontal-align="justify" draw:textarea-vertical-align="middle" draw:auto-grow-height="false" fo:min-height="0.258cm" fo:min-width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2cm" fo:min-width="0cm"/>
    </style:style>
    <style:style style:name="gr29" style:family="graphic" style:parent-style-name="standard">
      <style:graphic-properties draw:stroke="dash" draw:stroke-dash="Ultrafine_20_Dashed" svg:stroke-color="#000000" draw:fill="none" draw:fill-color="#000000" draw:textarea-horizontal-align="justify" draw:textarea-vertical-align="middle" draw:auto-grow-height="false" fo:min-height="6.608cm" fo:min-width="6.30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cm" fo:min-width="0cm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 draw:fill-color="#cc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P6" style:family="paragraph">
      <loext:graphic-properties draw:fill="none" draw:fill-color="#cccccc"/>
      <style:paragraph-properties fo:text-align="center"/>
      <style:text-properties fo:color="#ff3333" fo:font-size="18pt" fo:font-style="italic" style:font-style-asian="italic" style:font-style-complex="italic"/>
    </style:style>
    <style:style style:name="P7" style:family="paragraph">
      <loext:graphic-properties draw:fill="none" draw:fill-color="#cccccc"/>
      <style:paragraph-properties fo:text-align="center"/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solid" draw:fill-color="#006600"/>
      <style:paragraph-properties fo:text-align="center"/>
    </style:style>
    <style:style style:name="P9" style:family="paragraph">
      <loext:graphic-properties draw:fill="none" draw:fill-color="#ffffff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text-properties fo:color="#006600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cccccc"/>
      <style:paragraph-properties fo:text-align="center"/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>
      <loext:graphic-properties draw:fill="none" draw:fill-color="#cccccc"/>
      <style:paragraph-properties fo:text-align="center"/>
      <style:text-properties fo:color="#ff3333" fo:font-size="14pt" fo:font-style="italic" style:font-size-asian="14pt" style:font-style-asian="italic" style:font-size-complex="14pt" style:font-style-complex="italic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006600"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none" draw:fill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6600" fo:font-size="18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ff3333" fo:font-size="18pt" fo:font-style="italic" style:font-style-asian="italic" style:font-style-complex="italic"/>
    </style:style>
    <style:style style:name="T5" style:family="text">
      <style:text-properties fo:color="#ff3333"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333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66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66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ff3333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3" draw:id="id3" draw:layer="layout" svg:width="3.302cm" svg:height="1.016cm" svg:x="9.143cm" svg:y="8.57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0" draw:id="id10" draw:layer="layout" svg:width="3.81cm" svg:height="1.016cm" svg:x="4.571cm" svg:y="8.572cm">
          <text:p text:style-name="P1"><text:span text:style-name="T1">vfgadget #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81cm" svg:height="1.016cm" svg:x="0.001cm" svg:y="8.572cm">
          <text:p text:style-name="P1"><text:span text:style-name="T1">vfgadget #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5.334cm" svg:height="2.032cm" svg:x="3.809cm" svg:y="0.762cm">
          <text:p text:style-name="P1"><text:span text:style-name="T1">initial attacker-</text:span></text:p>
          <text:p text:style-name="P1"><text:span text:style-name="T1">controlled indirect.</text:span></text:p>
          <text:p text:style-name="P1"><text:span text:style-name="T1">function call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302cm" svg:height="2.032cm" svg:x="4.825cm" svg:y="4.762cm">
          <text:p text:style-name="P1"><text:span text:style-name="T2">Loop Gadget </text:span></text:p>
          <text:p text:style-name="P1"><text:span text:style-name="T2">ML-G, REC-G</text:span></text:p>
          <text:p text:style-name="P1"><text:span text:style-name="T2">UNR-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6.476cm" svg:y1="6.794cm" svg:x2="1.906cm" svg:y2="8.572cm" draw:start-shape="id1" draw:start-glue-point="2" draw:end-shape="id2" draw:end-glue-point="0" svg:d="M6476 6794v889h-4570v889" svg:viewBox="0 0 4571 1779">
          <text:p/>
        </draw:connector>
        <draw:connector draw:style-name="gr5" draw:text-style-name="P4" draw:layer="layout" svg:x1="6.476cm" svg:y1="6.794cm" svg:x2="10.794cm" svg:y2="8.572cm" draw:start-shape="id1" draw:start-glue-point="2" draw:end-shape="id3" svg:d="M6476 6794v889h4318v889" svg:viewBox="0 0 4319 1779">
          <text:p/>
        </draw:connector>
        <draw:connector draw:style-name="gr6" draw:text-style-name="P4" draw:layer="layout" svg:x1="6.476cm" svg:y1="2.794cm" svg:x2="6.476cm" svg:y2="4.762cm" draw:start-shape="id4" draw:start-glue-point="2" draw:end-shape="id1" draw:end-glue-point="0" svg:d="M6476 2794v1968" svg:viewBox="0 0 1 1969">
          <text:p/>
        </draw:connector>
        <draw:line draw:style-name="gr7" draw:text-style-name="P4" xml:id="id6" draw:id="id6" draw:layer="layout" svg:x1="6.476cm" svg:y1="4.762cm" svg:x2="8.127cm" svg:y2="4.762cm">
          <text:p/>
        </draw:line>
        <draw:custom-shape draw:style-name="gr8" draw:text-style-name="P2" draw:layer="layout" svg:width="0.762cm" svg:height="0.762cm" svg:x="5.587cm" svg:y="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.015cm" svg:y="7.8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5.079cm" svg:y="7.8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127cm" svg:y1="5.778cm" svg:x2="9.82cm" svg:y2="3.81cm" draw:start-shape="id1" draw:start-glue-point="1" draw:end-shape="id5" draw:end-glue-point="2" svg:d="M8127 5778h2194v-1968h-501" svg:viewBox="0 0 2195 1969">
          <text:p/>
        </draw:connector>
        <draw:connector draw:style-name="gr10" draw:text-style-name="P4" xml:id="id5" draw:id="id5" draw:layer="layout" draw:line-skew="-1.923cm" svg:x1="9.82cm" svg:y1="3.81cm" svg:x2="7.301cm" svg:y2="4.762cm" draw:end-shape="id6" draw:end-glue-point="0" svg:d="M9820 3810h-2519v952" svg:viewBox="0 0 2520 953">
          <text:p/>
        </draw:connector>
        <draw:custom-shape draw:style-name="gr8" draw:text-style-name="P2" draw:layer="layout" svg:width="0.762cm" svg:height="0.762cm" svg:x="10.32cm" svg:y="5.77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10.413cm" svg:y="3.8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8" draw:id="id8" draw:layer="layout" svg:width="1.016cm" svg:height="1.016cm" svg:x="0.001cm" svg:y="15.944cm">
          <text:p text:style-name="P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2.285cm" svg:y="15.944cm">
          <text:p text:style-name="P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4.571cm" svg:y="15.944cm">
          <text:p text:style-name="P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016cm" svg:height="1.016cm" svg:x="6.857cm" svg:y="15.944cm">
          <text:p text:style-name="P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7" draw:id="id7" draw:layer="layout" svg:width="1.016cm" svg:height="1.016cm" svg:x="0.001cm" svg:y="18.23cm">
          <text:p text:style-name="P1"><text:span text:style-name="T1">B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0.509cm" svg:y1="18.23cm" svg:x2="0.509cm" svg:y2="16.96cm" draw:start-shape="id7" draw:start-glue-point="4" draw:end-shape="id8" draw:end-glue-point="8" svg:d="M509 18230v-1270" svg:viewBox="0 0 1 1271">
          <text:p/>
        </draw:connector>
        <draw:custom-shape draw:style-name="gr13" draw:text-style-name="P5" draw:layer="layout" svg:width="1.016cm" svg:height="0.762cm" svg:x="1.015cm" svg:y="16.198cm">
          <text:p text:style-name="P1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301cm" svg:y="16.198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14cm" svg:height="0.762cm" svg:x="7.873cm" svg:y="16.198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587cm" svg:y="16.198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07cm" svg:y1="18.23cm" svg:x2="2.793cm" svg:y2="16.96cm">
          <text:p/>
        </draw:line>
        <draw:line draw:style-name="gr10" draw:text-style-name="P4" draw:layer="layout" svg:x1="0.507cm" svg:y1="18.23cm" svg:x2="5.079cm" svg:y2="16.96cm">
          <text:p/>
        </draw:line>
        <draw:line draw:style-name="gr10" draw:text-style-name="P4" draw:layer="layout" svg:x1="0.507cm" svg:y1="18.23cm" svg:x2="7.365cm" svg:y2="16.96cm">
          <text:p/>
        </draw:line>
        <draw:custom-shape draw:style-name="gr13" draw:text-style-name="P7" draw:layer="layout" svg:width="1.016cm" svg:height="0.762cm" svg:x="1.015cm" svg:y="13.208cm">
          <text:p text:style-name="P1"><text:span text:style-name="T5">X0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curve" draw:line-skew="1.249cm" svg:x1="6.477cm" svg:y1="9.588cm" svg:x2="4.418cm" svg:y2="13.049cm" draw:end-shape="id9" svg:d="M6477 9588c0 3838-2059 2108-2059 3461" svg:viewBox="0 0 2060 3462">
          <text:p/>
        </draw:connector>
        <draw:custom-shape draw:style-name="gr11" draw:text-style-name="P2" draw:layer="layout" svg:width="1.016cm" svg:height="1.016cm" svg:x="0.001cm" svg:y="12.954cm">
          <text:p text:style-name="P1"><text:span text:style-name="T1">X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762cm" svg:height="0.762cm" svg:x="9.905cm" svg:y="7.81cm">
          <text:p text:style-name="P1"><text:span text:style-name="T1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16cm" svg:height="0.762cm" svg:x="1.269cm" svg:y="18.484cm">
          <text:p text:style-name="P1"><text:span text:style-name="T3">B0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2.539cm" svg:y="18.484cm">
          <text:p text:style-name="P1"><text:span text:style-name="T4">A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3.809cm" svg:y="18.484cm">
          <text:p text:style-name="P1"><text:span text:style-name="T4">A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016cm" svg:height="0.762cm" svg:x="5.079cm" svg:y="18.484cm">
          <text:p text:style-name="P1"><text:span text:style-name="T4">A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334cm" svg:height="1.27cm" svg:x="1.015cm" svg:y="18.23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476cm" svg:y1="6.794cm" svg:x2="6.476cm" svg:y2="8.572cm" draw:start-shape="id1" draw:start-glue-point="2" draw:end-shape="id10" draw:end-glue-point="0" svg:d="M6476 6794v1778" svg:viewBox="0 0 1 1779">
          <text:p/>
        </draw:connector>
        <draw:custom-shape draw:style-name="gr8" draw:text-style-name="P2" draw:layer="layout" svg:width="0.762cm" svg:height="0.762cm" svg:x="8.127cm" svg:y="3.048cm">
          <text:p text:style-name="P1"><text:span text:style-name="T1">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4.736cm" svg:height="0.962cm" draw:transform="rotate (0.785398163397448) translate (1.015cm 12.937cm)">
          <draw:text-box>
            <text:p><text:span text:style-name="T6">X0</text:span><text:span text:style-name="T7">::f_X0(int p);</text:span></text:p>
          </draw:text-box>
        </draw:frame>
        <draw:frame draw:style-name="gr18" draw:text-style-name="P9" xml:id="id11" draw:id="id11" draw:layer="layout" svg:width="7.183cm" svg:height="0.962cm" draw:transform="rotate (0.785398163397448) translate (3.13cm 16.001cm)">
          <draw:text-box>
            <text:p><text:span text:style-name="T6">A1</text:span><text:span text:style-name="T7">::f_A1(int p1, float p2);</text:span></text:p>
          </draw:text-box>
        </draw:frame>
        <draw:frame draw:style-name="gr19" draw:text-style-name="P10" xml:id="id9" draw:id="id9" draw:layer="layout" svg:width="4.656cm" svg:height="0.962cm" draw:transform="rotate (0.785398163397448) translate (0.786cm 16.001cm)">
          <draw:text-box>
            <text:p><text:span text:style-name="T8">A0</text:span><text:span text:style-name="T9">::Close(void)</text:span></text:p>
          </draw:text-box>
        </draw:frame>
        <draw:line draw:style-name="gr20" draw:text-style-name="P4" draw:layer="layout" svg:x1="15.901cm" svg:y1="10.109cm" svg:x2="0.001cm" svg:y2="10.109cm">
          <text:p/>
        </draw:line>
        <draw:frame draw:style-name="gr18" draw:text-style-name="P9" draw:layer="layout" svg:width="7.183cm" svg:height="0.962cm" draw:transform="rotate (0.785398163397448) translate (8.21cm 4.654cm)">
          <draw:text-box>
            <text:p><text:span text:style-name="T6">A1</text:span><text:span text:style-name="T7">::f_A1(int p1, float p2);</text:span></text:p>
          </draw:text-box>
        </draw:frame>
        <draw:frame draw:style-name="gr17" draw:text-style-name="P9" draw:layer="layout" svg:width="4.736cm" svg:height="0.962cm" draw:transform="rotate (0.785398163397448) translate (9.905cm 5.416cm)">
          <draw:text-box>
            <text:p><text:span text:style-name="T6">X0</text:span><text:span text:style-name="T7">::f_X0(int p);</text:span></text:p>
          </draw:text-box>
        </draw:frame>
        <draw:connector draw:style-name="gr21" draw:text-style-name="P4" draw:layer="layout" draw:type="curve" svg:x1="10.794cm" svg:y1="9.588cm" svg:x2="8.549cm" svg:y2="11.262cm" draw:start-shape="id3" draw:start-glue-point="2" draw:end-shape="id11" svg:d="M10794 9588c0 1002-2245 165-2245 1674" svg:viewBox="0 0 2246 1675">
          <text:p/>
        </draw:connector>
        <draw:connector draw:style-name="gr21" draw:text-style-name="P4" draw:layer="layout" draw:type="curve" svg:x1="1.905cm" svg:y1="9.588cm" svg:x2="2.684cm" svg:y2="11.356cm" svg:d="M1905 9588c0 1326 779 442 779 1768" svg:viewBox="0 0 780 1769">
          <text:p/>
        </draw:connector>
        <draw:custom-shape draw:style-name="gr22" draw:text-style-name="P11" draw:layer="layout" svg:width="0.762cm" svg:height="0.508cm" svg:x="11.278cm" svg:y="16.68cm">
          <text:p text:style-name="P1"><text:span text:style-name="T10">A0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762cm" svg:height="0.508cm" svg:x="11.379cm" svg:y="17.965cm">
          <text:p text:style-name="P1"><text:span text:style-name="T11">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0.762cm" svg:height="0.762cm" svg:x="11.938cm" svg:y="15.545cm">
          <text:p text:style-name="P1"><text:span text:style-name="T12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svg:x1="11.938cm" svg:y1="12.596cm" svg:x2="13.12cm" svg:y2="12.598cm" svg:d="M11938 12596h591v2h591" svg:viewBox="0 0 1183 3">
          <text:p/>
        </draw:connector>
        <draw:line draw:style-name="gr10" draw:text-style-name="P4" draw:layer="layout" svg:x1="11.938cm" svg:y1="13.564cm" svg:x2="12.954cm" svg:y2="13.564cm">
          <text:p/>
        </draw:line>
        <draw:custom-shape draw:style-name="gr23" draw:text-style-name="P5" draw:layer="layout" svg:width="0.762cm" svg:height="0.508cm" svg:x="11.938cm" svg:y="14.376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1.819cm" svg:height="0.729cm" svg:x="11.989cm" svg:y="17.881cm">
          <draw:text-box>
            <text:p><text:span text:style-name="T13">f_X0();</text:span></text:p>
          </draw:text-box>
        </draw:frame>
        <draw:frame draw:style-name="gr25" draw:text-style-name="P15" draw:layer="layout" svg:width="2.077cm" svg:height="0.729cm" svg:x="11.889cm" svg:y="16.612cm">
          <draw:text-box>
            <text:p><text:span text:style-name="T14">Close();</text:span></text:p>
          </draw:text-box>
        </draw:frame>
        <draw:frame draw:style-name="gr26" draw:text-style-name="P17" draw:layer="layout" svg:width="5.944cm" svg:height="1.361cm" svg:x="9.144cm" svg:y="14.732cm">
          <draw:text-box>
            <text:p text:style-name="P16"><text:span text:style-name="T12">3.composed vTable</text:span></text:p>
          </draw:text-box>
        </draw:frame>
        <draw:frame draw:style-name="gr27" draw:text-style-name="P17" draw:layer="layout" svg:width="6.706cm" svg:height="0.806cm" svg:x="9.144cm" svg:y="18.473cm">
          <draw:text-box>
            <text:p text:style-name="P16"><text:span text:style-name="T12">6.illegitimate vTable &amp; entry</text:span></text:p>
          </draw:text-box>
        </draw:frame>
        <draw:frame draw:style-name="gr26" draw:text-style-name="P17" draw:layer="layout" svg:width="6.706cm" svg:height="1.361cm" svg:x="9.144cm" svg:y="17.17cm">
          <draw:text-box>
            <text:p text:style-name="P16"><text:span text:style-name="T12">5.legitimate vTable &amp; entry</text:span></text:p>
          </draw:text-box>
        </draw:frame>
        <draw:frame draw:style-name="gr28" draw:text-style-name="P17" draw:layer="layout" svg:width="7.214cm" svg:height="0.806cm" svg:x="9.144cm" svg:y="13.564cm">
          <draw:text-box>
            <text:p text:style-name="P16"><text:span text:style-name="T12">2.secondary class inheritance</text:span></text:p>
          </draw:text-box>
        </draw:frame>
        <draw:frame draw:style-name="gr26" draw:text-style-name="P17" draw:layer="layout" svg:width="6.452cm" svg:height="1.361cm" svg:x="9.144cm" svg:y="12.598cm">
          <draw:text-box>
            <text:p text:style-name="P16"><text:span text:style-name="T12">1.primary class inheritance</text:span></text:p>
          </draw:text-box>
        </draw:frame>
        <draw:frame draw:style-name="gr27" draw:text-style-name="P17" draw:layer="layout" svg:width="3.353cm" svg:height="0.806cm" svg:x="9.144cm" svg:y="15.9cm">
          <draw:text-box>
            <text:p text:style-name="P16"><text:span text:style-name="T12">4.class</text:span></text:p>
          </draw:text-box>
        </draw:frame>
        <draw:custom-shape draw:style-name="gr29" draw:text-style-name="P18" draw:layer="layout" svg:width="6.807cm" svg:height="6.858cm" svg:x="9.144cm" svg:y="12.344cm">
          <text:p/>
          <draw:enhanced-geometry svg:viewBox="0 0 21600 21600" draw:type="rectangle" draw:enhanced-path="M 0 0 L 21600 0 21600 21600 0 21600 0 0 Z N"/>
        </draw:custom-shape>
        <draw:frame draw:style-name="gr30" draw:text-style-name="P19" draw:layer="layout" svg:width="2.489cm" svg:height="0.806cm" svg:x="8.941cm" svg:y="11.633cm">
          <draw:text-box>
            <text:p text:style-name="P16"><text:span text:style-name="T15">Legend</text:span></text:p>
          </draw:text-box>
        </draw:frame>
        <draw:line draw:style-name="gr31" draw:text-style-name="P4" draw:layer="layout" svg:x1="9.195cm" svg:y1="13.258cm" svg:x2="15.901cm" svg:y2="13.258cm">
          <text:p/>
        </draw:line>
        <draw:line draw:style-name="gr31" draw:text-style-name="P4" draw:layer="layout" svg:x1="9.144cm" svg:y1="14.274cm" svg:x2="15.9cm" svg:y2="14.274cm">
          <text:p/>
        </draw:line>
        <draw:line draw:style-name="gr31" draw:text-style-name="P4" draw:layer="layout" svg:x1="9.195cm" svg:y1="15.443cm" svg:x2="15.901cm" svg:y2="15.443cm">
          <text:p/>
        </draw:line>
        <draw:line draw:style-name="gr31" draw:text-style-name="P4" draw:layer="layout" svg:x1="9.144cm" svg:y1="16.51cm" svg:x2="15.9cm" svg:y2="16.51cm">
          <text:p/>
        </draw:line>
        <draw:line draw:style-name="gr31" draw:text-style-name="P20" draw:layer="layout" svg:x1="9.144cm" svg:y1="17.882cm" svg:x2="15.9cm" svg:y2="17.882cm">
          <text:p/>
        </draw:line>
        <draw:frame draw:style-name="gr32" draw:text-style-name="P21" draw:layer="layout" svg:width="3.81cm" svg:height="1.207cm" svg:x="12.344cm" svg:y="8.941cm">
          <draw:text-box>
            <text:p><text:span text:style-name="T16">Loop Gadget Logic</text:span></text:p>
          </draw:text-box>
        </draw:frame>
        <draw:frame draw:style-name="gr32" draw:text-style-name="P21" draw:layer="layout" svg:width="3.556cm" svg:height="1.207cm" svg:x="11.938cm" svg:y="10.16cm">
          <draw:text-box>
            <text:p><text:span text:style-name="T16">Class &amp; vTable Hierarchies</text:span></text:p>
          </draw:text-box>
        </draw:frame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002cm" fo:page-height="19.55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65cm" svg:height="7.047cm" svg:x="2.764cm" svg:y="2.397cm"/>
      <draw:page-thumbnail draw:layer="backgroundobjects" svg:width="5.765cm" svg:height="7.047cm" svg:x="2.764cm" svg:y="10.445cm"/>
      <draw:page-thumbnail draw:layer="backgroundobjects" svg:width="5.765cm" svg:height="7.047cm" svg:x="2.764cm" svg:y="18.493cm"/>
      <draw:page-thumbnail draw:layer="backgroundobjects" svg:width="5.765cm" svg:height="7.047cm" svg:x="13.059cm" svg:y="2.397cm"/>
      <draw:page-thumbnail draw:layer="backgroundobjects" svg:width="5.765cm" svg:height="7.047cm" svg:x="13.059cm" svg:y="10.445cm"/>
      <draw:page-thumbnail draw:layer="backgroundobjects" svg:width="5.765cm" svg:height="7.047cm" svg:x="13.059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2.179cm" svg:x="1.399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03-29T11:49:50.640785959</dc:date>
    <meta:editing-duration>PT2H22M41S</meta:editing-duration>
    <meta:editing-cycles>27</meta:editing-cycles>
    <meta:generator>LibreOffice/4.4.6.3$Linux_X86_64 LibreOffice_project/40m0$Build-3</meta:generator>
    <meta:document-statistic meta:object-count="94"/>
  </office:meta>
</office:document-meta>
</file>